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17fdc" officeooo:paragraph-rsid="00117fdc"/>
    </style:style>
    <style:style style:name="P2" style:family="paragraph" style:parent-style-name="Standard">
      <style:text-properties style:font-name="FreeMono" officeooo:rsid="00137cdc" officeooo:paragraph-rsid="00137cdc"/>
    </style:style>
    <style:style style:name="P3" style:family="paragraph" style:parent-style-name="Standard">
      <style:text-properties style:font-name="FreeMono" officeooo:rsid="00137cdc" officeooo:paragraph-rsid="00137cdc"/>
    </style:style>
    <style:style style:name="P4" style:family="paragraph" style:parent-style-name="Standard">
      <style:text-properties style:font-name="FreeMono" officeooo:rsid="00165a2d" officeooo:paragraph-rsid="00165a2d"/>
    </style:style>
    <style:style style:name="T1" style:family="text">
      <style:text-properties officeooo:rsid="00137cdc"/>
    </style:style>
    <style:style style:name="T2" style:family="text">
      <style:text-properties officeooo:rsid="0014d653"/>
    </style:style>
    <style:style style:name="T3" style:family="text">
      <style:text-properties officeooo:rsid="00165a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reference</text:p>
      <text:p text:style-name="P1"/>
      <text:p text:style-name="P1">&lt;switch 1 interrupt handler&gt;</text:p>
      <text:p text:style-name="P1">Checks if the USB is connected by checking the USB connection pin. If USB is connected, prompts the system to output all data from the EEPROM to </text:p>
      <text:p text:style-name="P1"/>
      <text:p text:style-name="P1"><text:span text:style-name="T1">void blinkLED</text:span><text:span text:style-name="T2">(uint8_</text:span><text:span text:style-name="T3">t</text:span><text:span text:style-name="T2"> LEDnum)</text:span></text:p>
      <text:p text:style-name="P2">Parameters: uint_8 LEDnum – LED number</text:p>
      <text:p text:style-name="P2">Results: Causes the inputed LED number to blink</text:p>
      <text:p text:style-name="P2"/>
      <text:p text:style-name="P2">void toggleLED<text:span text:style-name="T2">(uint8_</text:span><text:span text:style-name="T3">t</text:span><text:span text:style-name="T2"> LEDnum)</text:span></text:p>
      <text:p text:style-name="P2">Parameters: uint_8 LEDnum – LED number</text:p>
      <text:p text:style-name="P2">Results: Causes the inputed LED number to toggle</text:p>
      <text:p text:style-name="P2"/>
      <text:p text:style-name="P2">boolean writeToEEPROM</text:p>
      <text:p text:style-name="P2">Parameters: data to write</text:p>
      <text:p text:style-name="P2">Results: Writes the given data to the EEPROM. If the EEPROM is full, writes no data</text:p>
      <text:p text:style-name="P2">Return: True if data successfully written, false otherwise</text:p>
      <text:p text:style-name="P2"/>
      <text:p text:style-name="P2">void fetchFromEEPROM</text:p>
      <text:p text:style-name="P2">Results: Fetches all data from the EEPROM</text:p>
      <text:p text:style-name="P2"/>
      <text:p text:style-name="P2">uint_16 read<text:span text:style-name="T3">Sensor(char sensorNumber)</text:span></text:p>
      <text:p text:style-name="P4">Parameters: A character representing the sensor to read from</text:p>
      <text:p text:style-name="P4">p: Potentiometer</text:p>
      <text:p text:style-name="P4">x: Thermistor</text:p>
      <text:p text:style-name="P4">l: Light</text:p>
      <text:p text:style-name="P4">t: Temperature &amp; Humidity (temperature)</text:p>
      <text:p text:style-name="P4">h: Temperature &amp; Humidity (humidity)</text:p>
      <text:p text:style-name="P2">Return: A 12-bit ADC reading from the potentiometer</text:p>
      <text:p text:style-name="P2"/>
      <text:p text:style-name="P4">void powerSensor(char sensorNumber, boolean powervalue)</text:p>
      <text:p text:style-name="P4">Parameters:</text:p>
      <text:p text:style-name="P4">A character representing the sensor to read from</text:p>
      <text:p text:style-name="P4">p: Potentiometer</text:p>
      <text:p text:style-name="P4">x: Thermistor</text:p>
      <text:p text:style-name="P4">l: Light</text:p>
      <text:p text:style-name="P4">t: Temperature &amp; Humidity (temperature)</text:p>
      <text:p text:style-name="P4">h: Temperature &amp; Humidity (humidity)</text:p>
      <text:p text:style-name="P4">A boolean representing the desired power state</text:p>
      <text:p text:style-name="P4">true: on</text:p>
      <text:p text:style-name="P4">false: of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00:00:54.297433893</meta:creation-date>
    <meta:generator>LibreOffice/7.3.7.2$Linux_X86_64 LibreOffice_project/30$Build-2</meta:generator>
    <dc:date>2023-05-14T00:47:39.040959225</dc:date>
    <meta:editing-duration>PT15M17S</meta:editing-duration>
    <meta:editing-cycles>4</meta:editing-cycles>
    <meta:document-statistic meta:table-count="0" meta:image-count="0" meta:object-count="0" meta:page-count="1" meta:paragraph-count="34" meta:word-count="181" meta:character-count="1215" meta:non-whitespace-character-count="1065"/>
  </office:meta>
</office:document-meta>
</file>